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start" style:justify-single-word="false"/>
      <style:text-properties fo:font-size="12pt" fo:font-weight="normal" officeooo:rsid="000906d0" officeooo:paragraph-rsid="000906d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06d0" officeooo:paragraph-rsid="000906d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906d0" officeooo:paragraph-rsid="000906d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06d0" officeooo:paragraph-rsid="000906d0" style:font-size-asian="10.5pt" style:font-weight-asian="normal" style:font-size-complex="12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CTURA DE CLASES DEL JUEGO</text:p>
      <text:p text:style-name="P3"/>
      <text:p text:style-name="P4"/>
      <text:p text:style-name="P4"/>
      <text:h text:style-name="P1" text:outline-level="4">Estructura de Clases</text:h>
      <text:p text:style-name="Text_20_body">El juego "Simulador de Control Fronterizo" está diseñado utilizando el paradigma de programación orientada a objetos en el lenguaje C++. A continuación, se describen las clases principales y sus relaciones:</text:p>
      <text:list text:style-name="L1">
        <text:list-header>
          <text:p text:style-name="P5"><text:span text:style-name="Strong_20_Emphasis">Clase Jugador</text:span></text:p>
          <text:list>
            <text:list-item>
              <text:p text:style-name="P6"><text:span text:style-name="Strong_20_Emphasis">Atributos:</text:span></text:p>
              <text:list>
                <text:list-item>
                  <text:p text:style-name="P6"><text:span text:style-name="Source_20_Text">nombre</text:span>: String</text:p>
                </text:list-item>
              </text:list>
            </text:list-item>
            <text:list-item>
              <text:p text:style-name="P6"><text:span text:style-name="Strong_20_Emphasis">Métodos:</text:span></text:p>
              <text:list>
                <text:list-item>
                  <text:p text:style-name="P6"><text:span text:style-name="Source_20_Text"><text:span text:style-name="T2">getNombre</text:span></text:span><text:span text:style-name="Source_20_Text">()</text:span>: Retorna el nombre del jugador.</text:p>
                </text:list-item>
                <text:list-item>
                  <text:p text:style-name="P6"><text:span text:style-name="Source_20_Text"><text:span text:style-name="T2">tomarDecision</text:span></text:span><text:span text:style-name="Source_20_Text">()</text:span>: Permite al jugador tomar una decisión sobre la solicitud de entrada.</text:p>
                </text:list-item>
              </text:list>
            </text:list-item>
          </text:list>
          <text:p text:style-name="P5"><text:span text:style-name="Strong_20_Emphasis">Clase Persona</text:span></text:p>
          <text:list text:continue-numbering="true">
            <text:list-item>
              <text:p text:style-name="P6"><text:span text:style-name="Strong_20_Emphasis">Métodos:</text:span></text:p>
              <text:list>
                <text:list-item>
                  <text:p text:style-name="P6"><text:span text:style-name="Source_20_Text"><text:span text:style-name="T2">getID</text:span></text:span><text:span text:style-name="Source_20_Text">()</text:span>: Retorna el ID de la persona.</text:p>
                </text:list-item>
                <text:list-item>
                  <text:p text:style-name="P6"><text:span text:style-name="Source_20_Text"><text:span text:style-name="T2">getPasaporte</text:span></text:span><text:span text:style-name="Source_20_Text">()</text:span>: Retorna la información del pasaporte.</text:p>
                </text:list-item>
                <text:list-item>
                  <text:p text:style-name="P6"><text:span text:style-name="Source_20_Text"><text:span text:style-name="T2">getDeclaracion</text:span></text:span><text:span text:style-name="Source_20_Text">()</text:span>: Retorna la declaración de la persona.</text:p>
                </text:list-item>
              </text:list>
            </text:list-item>
            <text:list-item>
              <text:p text:style-name="P6"><text:span text:style-name="Strong_20_Emphasis">Hijos:</text:span></text:p>
              <text:list>
                <text:list-item>
                  <text:p text:style-name="P6"><text:span text:style-name="Source_20_Text">Aldeano</text:span></text:p>
                </text:list-item>
                <text:list-item>
                  <text:p text:style-name="P6"><text:span text:style-name="Source_20_Text">Diplomatico</text:span></text:p>
                </text:list-item>
                <text:list-item>
                  <text:p text:style-name="P6"><text:span text:style-name="Source_20_Text">RefugiadoPolitico</text:span></text:p>
                </text:list-item>
                <text:list-item>
                  <text:p text:style-name="P6"><text:span text:style-name="Source_20_Text">Revolucionario</text:span></text:p>
                </text:list-item>
              </text:list>
            </text:list-item>
          </text:list>
          <text:p text:style-name="P5"><text:span text:style-name="Strong_20_Emphasis">Clase Nivel</text:span></text:p>
          <text:list text:continue-numbering="true">
            <text:list-item>
              <text:p text:style-name="P6"><text:span text:style-name="Strong_20_Emphasis">Métodos:</text:span></text:p>
              <text:list>
                <text:list-item>
                  <text:p text:style-name="P6"><text:span text:style-name="Source_20_Text"><text:span text:style-name="T2">getReglas</text:span></text:span><text:span text:style-name="Source_20_Text">()</text:span>: Retorna las reglas del nivel.</text:p>
                </text:list-item>
                <text:list-item>
                  <text:p text:style-name="P6"><text:span text:style-name="Source_20_Text"><text:span text:style-name="T2">getSolicitudes</text:span></text:span><text:span text:style-name="Source_20_Text">()</text:span>: Genera y retorna las solicitudes del nivel.</text:p>
                </text:list-item>
                <text:list-item>
                  <text:p text:style-name="P6"><text:span text:style-name="Source_20_Text"><text:span text:style-name="T2">verificarParametros</text:span></text:span><text:span text:style-name="Source_20_Text">()</text:span>: Verifica si la solicitud cumple con las reglas del nivel.</text:p>
                </text:list-item>
              </text:list>
            </text:list-item>
            <text:list-item>
              <text:p text:style-name="P6"><text:span text:style-name="Strong_20_Emphasis">Hijos:</text:span></text:p>
              <text:list>
                <text:list-item>
                  <text:p text:style-name="P6"><text:span text:style-name="Source_20_Text">Nivel1</text:span></text:p>
                </text:list-item>
                <text:list-item>
                  <text:p text:style-name="P6"><text:span text:style-name="Source_20_Text">Nivel2</text:span></text:p>
                </text:list-item>
                <text:list-item>
                  <text:p text:style-name="P6"><text:span text:style-name="Source_20_Text">Nivel3</text:span></text:p>
                </text:list-item>
                <text:list-item>
                  <text:p text:style-name="P6"><text:span text:style-name="Source_20_Text">Nivel4</text:span></text:p>
                </text:list-item>
                <text:list-item>
                  <text:p text:style-name="P5"><text:span text:style-name="Source_20_Text">NivelFinal</text:span></text:p>
                </text:list-item>
              </text:list>
            </text:list-item>
          </text:list>
        </text:list-header>
      </text:list>
      <text:h text:style-name="Heading_20_4" text:outline-level="4">Funcionamiento del Juego</text:h>
      <text:p text:style-name="Text_20_body">El juego se estructura en niveles, cada uno con un conjunto de reglas y requisitos de entrada más complejos. El objetivo del jugador es revisar las solicitudes de entrada y tomar decisiones precisas para ganar puntos y evitar multas.</text:p>
      <text:list text:style-name="L2">
        <text:list-header>
          <text:p text:style-name="P7"><text:soft-page-break/><text:span text:style-name="Strong_20_Emphasis">Inicio del Juego</text:span></text:p>
          <text:list>
            <text:list-item>
              <text:p text:style-name="P8">El juego comienza con la creación de un objeto <text:span text:style-name="Source_20_Text">Jugador</text:span>, que representa al inspector de inmigración.</text:p>
            </text:list-item>
            <text:list-item>
              <text:p text:style-name="P8">Se crean los objetos de cada nivel (<text:span text:style-name="Source_20_Text">Nivel1</text:span>, <text:span text:style-name="Source_20_Text">Nivel2</text:span>, etc.), cada uno con sus reglas específicas.</text:p>
            </text:list-item>
          </text:list>
          <text:p text:style-name="P7"><text:span text:style-name="Strong_20_Emphasis">Flujo de Juego por Nivel</text:span></text:p>
          <text:list text:continue-numbering="true">
            <text:list-item>
              <text:p text:style-name="P8">Al iniciar un nivel, se cargan las reglas correspondientes utilizando el método <text:span text:style-name="Source_20_Text"><text:span text:style-name="T2">getReglas</text:span></text:span><text:span text:style-name="Source_20_Text">()</text:span> del objeto <text:span text:style-name="Source_20_Text">Nivel</text:span>.</text:p>
            </text:list-item>
            <text:list-item>
              <text:p text:style-name="P8">Se genera una solicitud de entrada utilizando el método <text:span text:style-name="Source_20_Text"><text:span text:style-name="T2">getSolicitudes</text:span></text:span><text:span text:style-name="Source_20_Text">()</text:span>, que crea instancias de los diferentes tipos de <text:span text:style-name="Source_20_Text">Persona</text:span> (Aldeano, Diplomático, Refugiado Político, Revolucionario) y elige una al azar.</text:p>
            </text:list-item>
            <text:list-item>
              <text:p text:style-name="P8">La solicitud se presenta al jugador, quien debe revisarla utilizando los métodos <text:span text:style-name="Source_20_Text"><text:span text:style-name="T2">getID</text:span></text:span><text:span text:style-name="Source_20_Text">()</text:span>, <text:span text:style-name="Source_20_Text"><text:span text:style-name="T2">getPasaporte</text:span></text:span><text:span text:style-name="Source_20_Text">()</text:span> y <text:span text:style-name="Source_20_Text"><text:span text:style-name="T2">getDeclaracion</text:span></text:span><text:span text:style-name="Source_20_Text">()</text:span> de la clase <text:span text:style-name="Source_20_Text">Persona</text:span>.</text:p>
            </text:list-item>
          </text:list>
          <text:p text:style-name="P7"><text:span text:style-name="Strong_20_Emphasis">Decisión del Jugador</text:span></text:p>
          <text:list text:continue-numbering="true">
            <text:list-item>
              <text:p text:style-name="P8">El jugador toma una decisión sobre la solicitud utilizando el método <text:span text:style-name="Source_20_Text"><text:span text:style-name="T2">tomarDecision</text:span></text:span><text:span text:style-name="Source_20_Text">()</text:span>.</text:p>
            </text:list-item>
            <text:list-item>
              <text:p text:style-name="P8">La decisión del jugador se evalúa utilizando el método <text:span text:style-name="Source_20_Text"><text:span text:style-name="T2">verificarParametros</text:span></text:span><text:span text:style-name="Source_20_Text">()</text:span> del objeto <text:span text:style-name="Source_20_Text">Nivel</text:span>, que compara la solicitud con las reglas del nivel.</text:p>
            </text:list-item>
          </text:list>
          <text:p text:style-name="P7"><text:span text:style-name="Strong_20_Emphasis">Evaluación y Puntuación</text:span></text:p>
          <text:list text:continue-numbering="true">
            <text:list-item>
              <text:p text:style-name="P8">Si la decisión es correcta, se actualiza la puntuación del jugador.</text:p>
            </text:list-item>
            <text:list-item>
              <text:p text:style-name="P8">Si la decisión es incorrecta, se aplica una multa y se resta puntuación.</text:p>
            </text:list-item>
            <text:list-item>
              <text:p text:style-name="P8">El juego continúa hasta que el jugador alcanza un puntaje suficiente para avanzar al siguiente nivel, o hasta que el puntaje mínimo o el límite de multas es alcanzado, terminando el juego.</text:p>
            </text:list-item>
          </text:list>
          <text:p text:style-name="P7"><text:span text:style-name="Strong_20_Emphasis">Final del Juego</text:span></text:p>
          <text:list text:continue-numbering="true">
            <text:list-item>
              <text:p text:style-name="P8">El juego finaliza cuando se completa el nivel final con una puntuación adecuada, o cuando el jugador alcanza el puntaje mínimo o el límite de multas.</text:p>
            </text:list-item>
            <text:list-item>
              <text:p text:style-name="P7">Se muestra un mensaje de felicitación si el jugador completa el juego con éxito.</text:p>
            </text:list-item>
          </text:list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3:22:41.151000000</meta:creation-date>
    <dc:date>2024-07-29T14:20:04.129000000</dc:date>
    <meta:editing-duration>PT2M54S</meta:editing-duration>
    <meta:editing-cycles>1</meta:editing-cycles>
    <meta:document-statistic meta:table-count="0" meta:image-count="0" meta:object-count="0" meta:page-count="2" meta:paragraph-count="49" meta:word-count="446" meta:character-count="2724" meta:non-whitespace-character-count="2363"/>
    <meta:generator>LibreOffice/24.2.3.2$Windows_X86_64 LibreOffice_project/433d9c2ded56988e8a90e6b2e771ee4e6a5ab2ba</meta:generator>
  </office:meta>
</office:document-meta>
</file>